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965in"/>
    </style:style>
    <style:style style:name="co3" style:family="table-column">
      <style:table-column-properties fo:break-before="auto" style:column-width="6.4681in"/>
    </style:style>
    <style:style style:name="co4" style:family="table-column">
      <style:table-column-properties fo:break-before="auto" style:column-width="0.979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2.0366in"/>
    </style:style>
    <style:style style:name="co7" style:family="table-column">
      <style:table-column-properties fo:break-before="auto" style:column-width="3.2083in"/>
    </style:style>
    <style:style style:name="co8" style:family="table-column">
      <style:table-column-properties fo:break-before="auto" style:column-width="5.039in"/>
    </style:style>
    <style:style style:name="co9" style:family="table-column">
      <style:table-column-properties fo:break-before="auto" style:column-width="2.3146in"/>
    </style:style>
    <style:style style:name="co10" style:family="table-column">
      <style:table-column-properties fo:break-before="auto" style:column-width="3.4091in"/>
    </style:style>
    <style:style style:name="co11" style:family="table-column">
      <style:table-column-properties fo:break-before="auto" style:column-width="0.4319in"/>
    </style:style>
    <style:style style:name="co12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772in" fo:break-before="auto" style:use-optimal-row-height="false"/>
    </style:style>
    <style:style style:name="ro4" style:family="table-row">
      <style:table-row-properties style:row-height="0.6362in" fo:break-before="auto" style:use-optimal-row-height="true"/>
    </style:style>
    <style:style style:name="ro5" style:family="table-row">
      <style:table-row-properties style:row-height="1.1917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0.639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2638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fo:hyphenate="true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font-name="Liberation Sans" fo:language="zxx" fo:country="none" style:font-name-complex="Arial1" fo:hyphenate="tru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Чекліст для BookStoreApplication</text:p>
          </table:table-cell>
          <table:covered-table-cell table:number-columns-repeated="3" table:style-name="ce1"/>
        </table:table-row>
        <table:table-row table:style-name="ro1">
          <table:table-cell table:style-name="ce2" office:value-type="string" calcext:value-type="string">
            <text:p>Сторінка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Перевірка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13">
            <text:p>Login</text:p>
          </table:table-cell>
          <table:table-cell table:style-name="ce4" office:value-type="string" calcext:value-type="string" table:number-columns-spanned="1" table:number-rows-spanned="10">
            <text:p><text:a xlink:href="https://demoqa.com/login" xlink:type="simple">https://demoqa.com/login</text:a></text:p>
          </table:table-cell>
          <table:table-cell table:style-name="ce7" office:value-type="string" calcext:value-type="string">
            <text:p>Сторінка успішно завантажується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style-name="ce3"/>
          <table:covered-table-cell table:style-name="ce4"/>
          <table:table-cell table:style-name="ce7" office:value-type="string" calcext:value-type="string">
            <text:p>У форматуванні тексту немає візуальних помилок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style-name="ce3"/>
          <table:covered-table-cell table:style-name="ce4"/>
          <table:table-cell table:style-name="ce8" office:value-type="string" calcext:value-type="string">
            <text:p><text:a xlink:href="https://demoqa.com/" xlink:type="simple">Головний логотип є посиланням на цей же сайт https://demoqa.com/</text:a>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style-name="ce3"/>
          <table:covered-table-cell table:style-name="ce4"/>
          <table:table-cell office:value-type="string" calcext:value-type="string">
            <text:p>Можна авторизуватися з коректними даними, за допомогою кнопки "Login"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style-name="ce3"/>
          <table:covered-table-cell table:style-name="ce4"/>
          <table:table-cell office:value-type="string" calcext:value-type="string">
            <text:p>Неможливо відправити запит на авторизацію з порожніми даними UserName та Password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style-name="ce3"/>
          <table:covered-table-cell table:style-name="ce4"/>
          <table:table-cell office:value-type="string" calcext:value-type="string">
            <text:p>При не правильних даних користувача, повертається помилка про це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style-name="ce3"/>
          <table:covered-table-cell table:style-name="ce4"/>
          <table:table-cell office:value-type="string" calcext:value-type="string">
            <text:p>При натисканні на кнопку "New User" відбувається перехід на сторінку реєстрації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Після успішної авторизації відбуваєть перенаправлення на сторінку "Profile"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Коли користувач залогінений, на сторінці доступна кнопка "Log Out"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Коли користувач залогінений, на сторінці є повідомлення про це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style-name="ce3"/>
          <table:table-cell table:style-name="ce4" office:value-type="string" calcext:value-type="string" table:number-columns-spanned="1" table:number-rows-spanned="3">
            <text:p><text:a xlink:href="https://demoqa.com/register" xlink:type="simple">https://demoqa.com/register</text:a></text:p>
          </table:table-cell>
          <table:table-cell office:value-type="string" calcext:value-type="string">
            <text:p>Можна зареєструвати нового користувача, заповнивши всі поля і відмітивши перевірку на робота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Без перевірки на робота неможливо зареєструватися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Пароль має відповідати вимогам безпеки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12">
            <text:p>Profile</text:p>
          </table:table-cell>
          <table:table-cell table:style-name="ce4" office:value-type="string" calcext:value-type="string" table:number-columns-spanned="1" table:number-rows-spanned="12">
            <text:p><text:a xlink:href="https://demoqa.com/profile" xlink:type="simple">https://demoqa.com/profile</text:a></text:p>
          </table:table-cell>
          <table:table-cell office:value-type="string" calcext:value-type="string">
            <text:p>Якщо користувач не авторизований, на сторінці є повідомлення про це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На сторінці доступна кнопка "Log Out"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table:style-name="ce9" office:value-type="string" calcext:value-type="string">
            <text:p>Сортування в таблиці працює для кожної колонки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table:style-name="ce9" office:value-type="string" calcext:value-type="string">
            <text:p>При передачі тексту в рядок пошуку, відбувається коректний пошук інформації в таблиці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table:style-name="ce9" office:value-type="string" calcext:value-type="string">
            <text:p>В кожному рядку є кнопка для видалення книги зі списку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table:style-name="ce9" office:value-type="string" calcext:value-type="string">
            <text:p>При натисканні на кнопку видалення книги, рядок видаляється тільки після підтвердження</text:p>
          </table:table-cell>
          <table:table-cell office:value-type="string" calcext:value-type="string">
            <text:p>Н/Д</text:p>
          </table:table-cell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При розмірі таблиці більше ніж поточна кількість рядків для відображення, є можливість перемикання між сторінками</text:p>
          </table:table-cell>
          <table:table-cell office:value-type="string" calcext:value-type="string">
            <text:p>Н/Д</text:p>
          </table:table-cell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При перемиканні кількості рядків для відображення, перемикання між сторінками коректно змінюється</text:p>
          </table:table-cell>
          <table:table-cell office:value-type="string" calcext:value-type="string">
            <text:p>Н/Д</text:p>
          </table:table-cell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При розмірі таблиці по висоті більше ніж екран браузера, додається коректна прокрутка всередині таблиці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При натисканні на кнопку "Delete Account" можна видалити акаунт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При натисканні на кнопку "Delete All Books" можна видалити всі книги зі списку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При натисканні на кнопку "Go To Book Store" відбувається перехід на сторінку "Book Store"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11">
            <text:p>Book Store</text:p>
          </table:table-cell>
          <table:table-cell table:style-name="ce4" office:value-type="string" calcext:value-type="string" table:number-columns-spanned="1" table:number-rows-spanned="4">
            <text:p><text:a xlink:href="https://demoqa.com/books" xlink:type="simple">https://demoqa.com/books</text:a></text:p>
          </table:table-cell>
          <table:table-cell office:value-type="string" calcext:value-type="string">
            <text:p>Якщо користувач не авторизований, на сторінці є повідомлення про це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table:style-name="ce9" office:value-type="string" calcext:value-type="string">
            <text:p>Сортування в таблиці працює для кожної колонки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table:style-name="ce9" office:value-type="string" calcext:value-type="string">
            <text:p>При передачі тексту в рядок пошуку, відбувається коректний пошук інформації в таблиці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При натисканні на заголовок книги, відбувається перехід на сторінку книги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style-name="ce3"/>
          <table:table-cell table:style-name="ce4" office:value-type="string" calcext:value-type="string" table:number-columns-spanned="1" table:number-rows-spanned="7">
            <text:p><text:a xlink:href="https://demoqa.com/books?book=9781449325862" xlink:type="simple">https://demoqa.com/books?book=9781449325862</text:a></text:p>
          </table:table-cell>
          <table:table-cell office:value-type="string" calcext:value-type="string">
            <text:p>Вся інформація про книгу коректно відображається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Посилання на вебсайт видавництва є гіпертекстовим посиланням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Якщо користувач не авторизований, на сторінці є повідомлення про це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Додавання книги в колекцію недоступне для неавторизованих користувачів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Додавання книги в колекцію доступне для авторизованих користувачів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Є перевірка на додавання вже доданої до колекції книги</text:p>
          </table:table-cell>
          <table:table-cell office:value-type="string" calcext:value-type="string">
            <text:p>Н/Д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Є кнопка повернення назад до магазину</text:p>
          </table:table-cell>
          <table:table-cell office:value-type="string" calcext:value-type="string">
            <text:p>Н/Д</text:p>
          </table:table-cell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stcases" table:style-name="ta1"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Заголовок</text:p>
          </table:table-cell>
          <table:table-cell office:value-type="string" calcext:value-type="string">
            <text:p>Попередні умови</text:p>
          </table:table-cell>
          <table:table-cell office:value-type="string" calcext:value-type="string">
            <text:p>Кроки</text:p>
          </table:table-cell>
          <table:table-cell office:value-type="string" calcext:value-type="string">
            <text:p>Очікуваний результат</text:p>
          </table:table-cell>
          <table:table-cell office:value-type="string" calcext:value-type="string">
            <text:p>Дані для тестування</text:p>
          </table:table-cell>
          <table:table-cell office:value-type="string" calcext:value-type="string">
            <text:p>Статус</text:p>
          </table:table-cell>
        </table:table-row>
        <table:table-row table:style-name="ro3">
          <table:table-cell office:value-type="string" calcext:value-type="string">
            <text:p>T_01</text:p>
          </table:table-cell>
          <table:table-cell office:value-type="string" calcext:value-type="string">
            <text:p>Перевірка посилання на логотипі</text:p>
          </table:table-cell>
          <table:table-cell/>
          <table:table-cell office:value-type="string" calcext:value-type="string">
            <text:p><text:span text:style-name="T1">1.Відкрити сторінку </text:span><text:span text:style-name="T1"><text:a xlink:href="https://demoqa.com/" xlink:type="simple">https://demoqa.com/</text:a></text:span></text:p>
            <text:p><text:span text:style-name="T1">2. Натиснути лівою кнопкою миші по логотипу</text:span></text:p>
          </table:table-cell>
          <table:table-cell office:value-type="string" calcext:value-type="string">
            <text:p>1. Сторінка завантажена</text:p>
            <text:p><text:span text:style-name="T1">2. Відбувається перехід на сторінку </text:span><text:span text:style-name="T1"><text:a xlink:href="https://demoqa.com/" xlink:type="simple">https://demoqa.com/</text:a></text:span>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_02</text:p>
          </table:table-cell>
          <table:table-cell office:value-type="string" calcext:value-type="string">
            <text:p>Успішна реєстрація</text:p>
          </table:table-cell>
          <table:table-cell/>
          <table:table-cell office:value-type="string" calcext:value-type="string">
            <text:p><text:span text:style-name="T1">1.Відкрити сторінку </text:span><text:span text:style-name="T1"><text:a xlink:href="https://demoqa.com/login" xlink:type="simple">https://demoqa.com/login</text:a></text:span></text:p>
            <text:p><text:span text:style-name="T1">2. Натиснути на кнопку "New User"</text:span></text:p>
            <text:p><text:span text:style-name="T1">3. Заповнити всі поля коректними даними (наприклад з колонки test_data)</text:span></text:p>
          </table:table-cell>
          <table:table-cell office:value-type="string" calcext:value-type="string">
            <text:p>1. Сторінка завантажена</text:p>
            <text:p>2. Перенаправлення на сторінку реєстрації <text:a xlink:href="https://demoqa.com/register" xlink:type="simple">https://demoqa.com/register</text:a></text:p>
            <text:p><text:span text:style-name="T1">3. Користувач зареєстрований, автоматичне перенаправлення на сторінку </text:span><text:span text:style-name="T1"><text:a xlink:href="https://demoqa.com/login" xlink:type="simple">https://demoqa.com/login</text:a></text:span></text:p>
          </table:table-cell>
          <table:table-cell office:value-type="string" calcext:value-type="string">
            <text:p>First Name: "TestUserFirstName"</text:p>
            <text:p>Last Name: "TestUserLastName"</text:p>
            <text:p>User Name: "elephant_test_user"</text:p>
            <text:p>Password: "Qwerty1!"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_03</text:p>
          </table:table-cell>
          <table:table-cell office:value-type="string" calcext:value-type="string">
            <text:p>Неуспішна реєстрація, поганий пароль</text:p>
          </table:table-cell>
          <table:table-cell/>
          <table:table-cell office:value-type="string" calcext:value-type="string">
            <text:p><text:span text:style-name="T1">1.Відкрити сторінку </text:span><text:span text:style-name="T1"><text:a xlink:href="https://demoqa.com/login" xlink:type="simple">https://demoqa.com/login</text:a></text:span></text:p>
            <text:p><text:span text:style-name="T1">2. Натиснути на кнопку "New User"</text:span></text:p>
            <text:p><text:span text:style-name="T1">3. Заповнити всі поля, крім пароля, коректними даними (наприклад з колонки test_data)</text:span></text:p>
          </table:table-cell>
          <table:table-cell office:value-type="string" calcext:value-type="string">
            <text:p>1. Сторінка завантажена</text:p>
            <text:p>2. Перенаправлення на сторінку реєстрації <text:a xlink:href="https://demoqa.com/register" xlink:type="simple">https://demoqa.com/register</text:a></text:p>
            <text:p>3. Користувач не зареєстрований, відображається повідомлення про вимоги до пароля <text:span text:style-name="T2">(Passwords must have at least one non alphanumeric character, one digit ('0'-'9'), one uppercase ('A'-'Z'), one lowercase ('a'-'z'), one special character and Password must be eight characters or longer.)</text:span></text:p>
          </table:table-cell>
          <table:table-cell office:value-type="string" calcext:value-type="string">
            <text:p>First Name: "TestUserFirstName"</text:p>
            <text:p>Last Name: "TestUserLastName"</text:p>
            <text:p>User Name: "elephant_test_user"</text:p>
            <text:p>Password: "qwerty123"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T_04</text:p>
          </table:table-cell>
          <table:table-cell office:value-type="string" calcext:value-type="string">
            <text:p>Неуспішна реєстрація, не пройдена reCaptcha</text:p>
          </table:table-cell>
          <table:table-cell/>
          <table:table-cell office:value-type="string" calcext:value-type="string">
            <text:p><text:span text:style-name="T1">1.Відкрити сторінку </text:span><text:span text:style-name="T1"><text:a xlink:href="https://demoqa.com/login" xlink:type="simple">https://demoqa.com/login</text:a></text:span></text:p>
            <text:p><text:span text:style-name="T1">2. Натиснути на кнопку "New User"</text:span></text:p>
            <text:p><text:span text:style-name="T1">3. Заповнити всі поля коректними даними (наприклад з колонки test_data), але не проходити перевірку на робота</text:span></text:p>
          </table:table-cell>
          <table:table-cell office:value-type="string" calcext:value-type="string">
            <text:p>1. Сторінка завантажена</text:p>
            <text:p>2. Перенаправлення на сторінку реєстрації <text:a xlink:href="https://demoqa.com/register" xlink:type="simple">https://demoqa.com/register</text:a></text:p>
            <text:p>3. Користувач не зареєстрований, відображається повідомлення що потрібно пройти перевірку на робота (Please verify reCaptcha to register!)</text:p>
          </table:table-cell>
          <table:table-cell office:value-type="string" calcext:value-type="string">
            <text:p>First Name: "TestUserFirstName"</text:p>
            <text:p>Last Name: "TestUserLastName"</text:p>
            <text:p>User Name: "elephant_test_user"</text:p>
            <text:p>Password: "Qwerty1!"</text:p>
          </table:table-cell>
          <table:table-cell office:value-type="string" calcext:value-type="string">
            <text:p>N/A</text:p>
          </table:table-cell>
        </table:table-row>
        <table:table-row table:style-name="ro7">
          <table:table-cell office:value-type="string" calcext:value-type="string">
            <text:p>T_05</text:p>
          </table:table-cell>
          <table:table-cell office:value-type="string" calcext:value-type="string">
            <text:p>Неуспішна реєстрація, вже існуючий користувач</text:p>
          </table:table-cell>
          <table:table-cell table:style-name="Default" office:value-type="string" calcext:value-type="string">
            <text:p>Користувач зареєстрований</text:p>
          </table:table-cell>
          <table:table-cell office:value-type="string" calcext:value-type="string">
            <text:p><text:span text:style-name="T1">1.Відкрити сторінку </text:span><text:span text:style-name="T1"><text:a xlink:href="https://demoqa.com/login" xlink:type="simple">https://demoqa.com/login</text:a></text:span></text:p>
            <text:p><text:span text:style-name="T1">2. Натиснути на кнопку "New User"</text:span></text:p>
            <text:p><text:span text:style-name="T1">3. Заповнити всі поля коректними даними (наприклад з колонки test_data)</text:span></text:p>
          </table:table-cell>
          <table:table-cell office:value-type="string" calcext:value-type="string">
            <text:p>1. Сторінка завантажена</text:p>
            <text:p>2. Перенаправлення на сторінку реєстрації <text:a xlink:href="https://demoqa.com/register" xlink:type="simple">https://demoqa.com/register</text:a></text:p>
            <text:p>3. Новий користувач не зареєстрований, відображається повідомлення що користувач вже зареєстрований</text:p>
          </table:table-cell>
          <table:table-cell office:value-type="string" calcext:value-type="string">
            <text:p>First Name: "TestUser"</text:p>
            <text:p>Last Name: "TestUser"</text:p>
            <text:p>User Name: "elephant_test_user"</text:p>
            <text:p>Password: "Qwerty1!"</text:p>
          </table:table-cell>
          <table:table-cell office:value-type="string" calcext:value-type="string">
            <text:p>N/A</text:p>
          </table:table-cell>
        </table:table-row>
        <table:table-row table:style-name="ro8">
          <table:table-cell office:value-type="string" calcext:value-type="string">
            <text:p>T_06</text:p>
          </table:table-cell>
          <table:table-cell table:style-name="Default" office:value-type="string" calcext:value-type="string">
            <text:p>Успішна авторизація</text:p>
          </table:table-cell>
          <table:table-cell table:style-name="Default"/>
          <table:table-cell office:value-type="string" calcext:value-type="string">
            <text:p><text:span text:style-name="T1">1.Відкрити сторінку </text:span><text:span text:style-name="T1"><text:a xlink:href="https://demoqa.com/login" xlink:type="simple">https://demoqa.com/login</text:a></text:span></text:p>
            <text:p><text:span text:style-name="T1">2. Заповнити всі поля коректними даними (наприклад з колонки test_data)</text:span></text:p>
          </table:table-cell>
          <table:table-cell office:value-type="string" calcext:value-type="string">
            <text:p>1. Сторінка завантажена</text:p>
            <text:p><text:span text:style-name="T1">2. Користувач авторизований, автоматичне перенаправлення на сторінку </text:span><text:span text:style-name="T1"><text:a xlink:href="https://demoqa.com/profile" xlink:type="simple">https://demoqa.com/profile</text:a></text:span></text:p>
          </table:table-cell>
          <table:table-cell office:value-type="string" calcext:value-type="string">
            <text:p>First Name: "TestUserFirstName"</text:p>
            <text:p>Last Name: "TestUserLastName"</text:p>
            <text:p>User Name: "elephant_test_user"</text:p>
            <text:p>Password: "Qwerty1!"</text:p>
          </table:table-cell>
          <table:table-cell office:value-type="string" calcext:value-type="string">
            <text:p>N/A</text:p>
          </table:table-cell>
        </table:table-row>
        <table:table-row table:style-name="ro9">
          <table:table-cell office:value-type="string" calcext:value-type="string">
            <text:p>T_07</text:p>
          </table:table-cell>
          <table:table-cell table:style-name="Default" office:value-type="string" calcext:value-type="string">
            <text:p>Неуспішна авторизація</text:p>
          </table:table-cell>
          <table:table-cell table:style-name="Default"/>
          <table:table-cell office:value-type="string" calcext:value-type="string">
            <text:p><text:span text:style-name="T1">1.Відкрити сторінку </text:span><text:span text:style-name="T1"><text:a xlink:href="https://demoqa.com/login" xlink:type="simple">https://demoqa.com/login</text:a></text:span></text:p>
            <text:p><text:span text:style-name="T1">2. Заповнити всі поля, крім пароля, коректними даними (наприклад з колонки test_data)</text:span></text:p>
            <text:p><text:span text:style-name="T1">3. Очистити всі поля, спробувати авторизуватися</text:span></text:p>
          </table:table-cell>
          <table:table-cell office:value-type="string" calcext:value-type="string">
            <text:p>1. Сторінка завантажена</text:p>
            <text:p><text:span text:style-name="T1">2. Користувач не авторизований, помилка про неправильний логін або пароль</text:span></text:p>
            <text:p><text:span text:style-name="T1">3. Запит на сервер не відправлений, обидва поля червоні що вказує на валідацію на формі</text:span></text:p>
          </table:table-cell>
          <table:table-cell office:value-type="string" calcext:value-type="string">
            <text:p>First Name: "TestUserFirstName"</text:p>
            <text:p>Last Name: "TestUserLastName"</text:p>
            <text:p>User Name: "elephant_test_user"</text:p>
            <text:p>Password: "qwerty123"</text:p>
          </table:table-cell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T_08</text:p>
          </table:table-cell>
          <table:table-cell office:value-type="string" calcext:value-type="string">
            <text:p>Відображення книг в магазині</text:p>
          </table:table-cell>
          <table:table-cell office:value-type="string" calcext:value-type="string">
            <text:p>Користувач авторизований, в магазині доступно 8 книг</text:p>
          </table:table-cell>
          <table:table-cell office:value-type="string" calcext:value-type="string">
            <text:p>1. Відкрити магазин з книгами <text:a xlink:href="https://demoqa.com/books" xlink:type="simple">https://demoqa.com/books</text:a></text:p>
            <text:p>2. Змінити кількість рядків для відображення з 10 на 5</text:p>
            <text:p>3. Перейти на наступну сторінку в таблиці, за допомогою кнопки "Next"</text:p>
            <text:p><text:span text:style-name="T1">4. Перейти на попередню сторінку в таблиці, за допомогою кнопки "Previous"</text:span></text:p>
            <text:p>5. Змінити кількість рядків для відображення з 5 на 20.</text:p>
          </table:table-cell>
          <table:table-cell office:value-type="string" calcext:value-type="string">
            <text:p>1. Сторінка завантажена, всі доступні книги відображені в таблиці. За замовчуванням кількість рядків на сторінку для відображення – 10. Кнопки "Previous" та "Next" неактивні. Сторінка 1 з 1</text:p>
            <text:p>2. Таблиця оновилася, відображається 5 книг, кнопка "Next" тепер активна. Сторінка 1 з 2</text:p>
            <text:p><text:span text:style-name="T1">3. Відображається 3 книги. Сторінка 2 з 2.</text:span></text:p>
            <text:p><text:span text:style-name="T1">4. Відображається 5 книг. Сторінка 1 з 2.</text:span></text:p>
            <text:p><text:span text:style-name="T1">4. Таблиця оновилася, відображаються всі книги. Кнопки "Previous" та "Next" неактивні. Сторінка 1 з 1</text:span>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7">
          <table:table-cell office:value-type="string" calcext:value-type="string">
            <text:p>T_09</text:p>
          </table:table-cell>
          <table:table-cell office:value-type="string" calcext:value-type="string">
            <text:p>Пошук книг в магазині</text:p>
          </table:table-cell>
          <table:table-cell office:value-type="string" calcext:value-type="string">
            <text:p>Користувач авторизований, в магазині доступно 8 книг</text:p>
          </table:table-cell>
          <table:table-cell office:value-type="string" calcext:value-type="string">
            <text:p>1. Відкрити магазин з книгами <text:a xlink:href="https://demoqa.com/books" xlink:type="simple">https://demoqa.com/books</text:a></text:p>
            <text:p>2. В рядку пошуку ввести "Java"</text:p>
            <text:p>3. Очистити рядок пошуку</text:p>
          </table:table-cell>
          <table:table-cell table:style-name="ce12" office:value-type="string" calcext:value-type="string">
            <text:p><text:span text:style-name="T3">1. Сторінка завантажена, всі доступні книги відображені в таблиці.</text:span></text:p>
            <text:p><text:span text:style-name="T3">2. Відображено 4 книги в назві яких є "Java"</text:span></text:p>
            <text:p><text:span text:style-name="T3">3. Всі доступні книги відображені в таблиці.</text:span>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1">
          <table:table-cell office:value-type="string" calcext:value-type="string">
            <text:p>T_10</text:p>
          </table:table-cell>
          <table:table-cell office:value-type="string" calcext:value-type="string">
            <text:p>Сортування книг в магазині</text:p>
          </table:table-cell>
          <table:table-cell office:value-type="string" calcext:value-type="string">
            <text:p>Користувач авторизований, в магазині доступно 8 книг</text:p>
          </table:table-cell>
          <table:table-cell office:value-type="string" calcext:value-type="string">
            <text:p><text:span text:style-name="T1">1. Відкрити магазин з книгами </text:span><text:span text:style-name="T1"><text:a xlink:href="https://demoqa.com/books" xlink:type="simple">https://demoqa.com/books</text:a></text:span></text:p>
            <text:p><text:span text:style-name="T1">2. Натиснути на назву колонки "Title"</text:span></text:p>
            <text:p><text:span text:style-name="T1">3. Натиснути на назву колонки "Title"</text:span></text:p>
            <text:p><text:span text:style-name="T1">4. Натиснути на назву колонки "Author"</text:span></text:p>
            <text:p><text:span text:style-name="T1">5. Натиснути на назву колонки "Author"</text:span></text:p>
            <text:p><text:span text:style-name="T1">6. Натиснути на назву колонки "Publisher"</text:span></text:p>
            <text:p><text:span text:style-name="T1">7. Натиснути на назву колонки "Publisher"</text:span></text:p>
          </table:table-cell>
          <table:table-cell office:value-type="string" calcext:value-type="string">
            <text:p><text:span text:style-name="T1">1. Сторінка завантажена, всі доступні книги відображені в таблиці.</text:span></text:p>
            <text:p><text:span text:style-name="T1">2. Книги в таблиці відсортовані за назвою книги</text:span></text:p>
            <text:p><text:span text:style-name="T1">3. Книги в таблиці відсортовані за назвою книги в зворотньому порядку</text:span></text:p>
            <text:p><text:span text:style-name="T1">4. Книги в таблиці відсортовані за назвою автора</text:span></text:p>
            <text:p><text:span text:style-name="T1">5. Книги в таблиці відсортовані за назвою автора в зворотньому порядку</text:span></text:p>
            <text:p><text:span text:style-name="T1">6. Книги в таблиці відсортовані за назвою видавництва</text:span></text:p>
            <text:p><text:span text:style-name="T1">7. Книги в таблиці відсортовані за назвою видавництва в зворотньому порядку</text:span>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2">
          <table:table-cell office:value-type="string" calcext:value-type="string">
            <text:p>T_11</text:p>
          </table:table-cell>
          <table:table-cell office:value-type="string" calcext:value-type="string">
            <text:p>Відкрити сторінку книги з магазину</text:p>
          </table:table-cell>
          <table:table-cell office:value-type="string" calcext:value-type="string">
            <text:p>Користувач авторизований, в магазині доступно 8 книг</text:p>
          </table:table-cell>
          <table:table-cell office:value-type="string" calcext:value-type="string">
            <text:p><text:span text:style-name="T1">1. Відкрити магазин з книгами </text:span><text:span text:style-name="T1"><text:a xlink:href="https://demoqa.com/books" xlink:type="simple">https://demoqa.com/books</text:a></text:span></text:p>
            <text:p><text:span text:style-name="T1">2. Натиснути на заголовок книги яка перша в списку</text:span></text:p>
            <text:p><text:span text:style-name="T1">3. Натиснути кнопку "Back to Bool Store"</text:span></text:p>
          </table:table-cell>
          <table:table-cell office:value-type="string" calcext:value-type="string">
            <text:p><text:span text:style-name="T1">1. Сторінка завантажена, всі доступні книги відображені в таблиці.</text:span></text:p>
            <text:p><text:span text:style-name="T1">2. Відбувається перехід на сторінку книги. Присутня вся детальна інформація про книгу: ISBN, Title, Sub Title, Author, Publisher, Total Pages, Description, посилання на сайт видаввництва</text:span></text:p>
            <text:p><text:span text:style-name="T1">3. Відбувається перехід до таблиці з книгами. Всі доступні книги відображені в таблиці.</text:span>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3">
          <table:table-cell office:value-type="string" calcext:value-type="string">
            <text:p>T_12</text:p>
          </table:table-cell>
          <table:table-cell office:value-type="string" calcext:value-type="string">
            <text:p>Додати книгу в колекцію</text:p>
          </table:table-cell>
          <table:table-cell office:value-type="string" calcext:value-type="string">
            <text:p>Користувач авторизований, в магазині доступно 8 книг</text:p>
          </table:table-cell>
          <table:table-cell office:value-type="string" calcext:value-type="string">
            <text:p><text:span text:style-name="T1">1. Відкрити магазин з книгами </text:span><text:span text:style-name="T1"><text:a xlink:href="https://demoqa.com/books" xlink:type="simple">https://demoqa.com/books</text:a></text:span></text:p>
            <text:p><text:span text:style-name="T1">2. Натиснути на заголовок книги яка перша в списку</text:span></text:p>
            <text:p><text:span text:style-name="T1">3. Натиснути кнопку "Add To Your Collection"</text:span></text:p>
            <text:p><text:span text:style-name="T1">4. Натиснути кнопку "Add To Your Collection"</text:span></text:p>
            <text:p><text:span text:style-name="T1">5. Відкрити сторінку "Profile"</text:span></text:p>
          </table:table-cell>
          <table:table-cell office:value-type="string" calcext:value-type="string">
            <text:p><text:span text:style-name="T1">1. Сторінка завантажена, всі доступні книги відображені в таблиці.</text:span></text:p>
            <text:p><text:span text:style-name="T1">2. Відбувається перехід на сторінку книги.</text:span></text:p>
            <text:p><text:span text:style-name="T1">3. Підтверджуюче повідомлення "Book added to your collection."</text:span></text:p>
            <text:p><text:span text:style-name="T1">4. Книга вже в колекції, тому наявне попередження "Book already present in the your collection!"</text:span></text:p>
            <text:p><text:span text:style-name="T1">5. Книга присутня в профілі користувача</text:span>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T_13</text:p>
          </table:table-cell>
          <table:table-cell table:style-name="Default" office:value-type="string" calcext:value-type="string">
            <text:p>Відображення книг в профілі користувача</text:p>
          </table:table-cell>
          <table:table-cell office:value-type="string" calcext:value-type="string">
            <text:p>Користувач авторизований, в магазині доступно 8 книг, в колекцію користувача додано 6 книг</text:p>
          </table:table-cell>
          <table:table-cell office:value-type="string" calcext:value-type="string">
            <text:p><text:span text:style-name="T1">1. Відкрити профіль користувача</text:span> <text:a xlink:href="https://demoqa.com/profile" xlink:type="simple">https://demoqa.com/profile</text:a></text:p>
            <text:p>2. Змінити кількість рядків для відображення з 10 на 5</text:p>
            <text:p>3. Перейти на наступну сторінку в таблиці, за допомогою кнопки "Next"</text:p>
            <text:p><text:span text:style-name="T1">4. Перейти на попередню сторінку в таблиці, за допомогою кнопки "Previous"</text:span></text:p>
            <text:p>5. Змінити кількість рядків для відображення з 5 на 20.</text:p>
          </table:table-cell>
          <table:table-cell office:value-type="string" calcext:value-type="string">
            <text:p>1. Сторінка завантажена, всі доступні книги відображені в таблиці. За замовчуванням кількість рядків на сторінку для відображення – 10. Кнопки "Previous" та "Next" неактивні. Сторінка 1 з 1</text:p>
            <text:p>2. Таблиця оновилася, відображається 5 книг, кнопка "Next" тепер активна. Сторінка 1 з 2</text:p>
            <text:p><text:span text:style-name="T1">3. Відображається 1 книга. Сторінка 2 з 2.</text:span></text:p>
            <text:p><text:span text:style-name="T1">4. Відображається 5 книг. Сторінка 1 з 2.</text:span></text:p>
            <text:p><text:span text:style-name="T1">4. Таблиця оновилася, відображаються всі книги. Кнопки "Previous" та "Next" неактивні. Сторінка 1 з 1</text:span></text:p>
          </table:table-cell>
          <table:table-cell table:style-name="Default"/>
          <table:table-cell office:value-type="string" calcext:value-type="string">
            <text:p>N/A</text:p>
          </table:table-cell>
        </table:table-row>
        <table:table-row table:style-name="ro13">
          <table:table-cell office:value-type="string" calcext:value-type="string">
            <text:p>T_14</text:p>
          </table:table-cell>
          <table:table-cell table:style-name="Default" office:value-type="string" calcext:value-type="string">
            <text:p>Пошук книг в профілі користувача</text:p>
          </table:table-cell>
          <table:table-cell office:value-type="string" calcext:value-type="string">
            <text:p>Користувач авторизований, в магазині доступно 8 книг, в колекцію користувача додано 6 книг</text:p>
          </table:table-cell>
          <table:table-cell office:value-type="string" calcext:value-type="string">
            <text:p><text:span text:style-name="T1">1. Відкрити профіль користувача</text:span> <text:a xlink:href="https://demoqa.com/profile" xlink:type="simple">https://demoqa.com/profile</text:a></text:p>
            <text:p>2. В рядку пошуку ввести "Java"</text:p>
            <text:p>3. Очистити рядок пошуку</text:p>
            <text:p><text:span text:style-name="T1">4. В рядку пошуку ввести "Addy"</text:span></text:p>
            <text:p><text:span text:style-name="T1">5. Очистити рядок пошуку</text:span></text:p>
            <text:p><text:span text:style-name="T1">6. В рядку пошуку ввести "No Starch"</text:span></text:p>
          </table:table-cell>
          <table:table-cell office:value-type="string" calcext:value-type="string">
            <text:p><text:span text:style-name="T1">1. Сторінка завантажена, всі доступні книги відображені в таблиці.</text:span></text:p>
            <text:p><text:span text:style-name="T1">2. Відображено 4 книги в назві яких є "Java"</text:span></text:p>
            <text:p><text:span text:style-name="T1">3. Всі доступні книги відображені в таблиці.</text:span></text:p>
            <text:p><text:span text:style-name="T1">4. Відображено 1 книгу в авторах якої є "Addy"</text:span></text:p>
            <text:p><text:span text:style-name="T1">5. Всі доступні книги відображені в таблиці.</text:span></text:p>
            <text:p><text:span text:style-name="T1">6. Відображено 2 книги у видавницт яких є "No Starch"</text:span></text:p>
          </table:table-cell>
          <table:table-cell table:style-name="Default"/>
          <table:table-cell office:value-type="string" calcext:value-type="string">
            <text:p>N/A</text:p>
          </table:table-cell>
        </table:table-row>
        <table:table-row table:style-name="ro14">
          <table:table-cell office:value-type="string" calcext:value-type="string">
            <text:p>T_15</text:p>
          </table:table-cell>
          <table:table-cell office:value-type="string" calcext:value-type="string">
            <text:p>Сортування книг в профілі користувача</text:p>
          </table:table-cell>
          <table:table-cell office:value-type="string" calcext:value-type="string">
            <text:p>Користувач авторизований, в магазині доступно 8 книг, в колекцію користувача додано 6 книг</text:p>
          </table:table-cell>
          <table:table-cell office:value-type="string" calcext:value-type="string">
            <text:p><text:span text:style-name="T1">1. Відкрити магазин з книгами </text:span><text:span text:style-name="T1"><text:a xlink:href="https://demoqa.com/profile" xlink:type="simple">https://demoqa.com/profile</text:a></text:span></text:p>
            <text:p><text:span text:style-name="T1">2. Натиснути на назву колонки "Title"</text:span></text:p>
            <text:p><text:span text:style-name="T1">3. Натиснути на назву колонки "Title"</text:span></text:p>
            <text:p><text:span text:style-name="T1">4. Натиснути на назву колонки "Author"</text:span></text:p>
            <text:p><text:span text:style-name="T1">5. Натиснути на назву колонки "Author"</text:span></text:p>
            <text:p><text:span text:style-name="T1">6. Натиснути на назву колонки "Publisher"</text:span></text:p>
            <text:p><text:span text:style-name="T1">7. Натиснути на назву колонки "Publisher"</text:span></text:p>
          </table:table-cell>
          <table:table-cell office:value-type="string" calcext:value-type="string">
            <text:p><text:span text:style-name="T1">1. Сторінка завантажена, всі додані книги користувача відображені в таблиці.</text:span></text:p>
            <text:p><text:span text:style-name="T1">2. Книги в таблиці відсортовані за назвою книги</text:span></text:p>
            <text:p><text:span text:style-name="T1">3. Книги в таблиці відсортовані за назвою книги в зворотньому порядку</text:span></text:p>
            <text:p><text:span text:style-name="T1">4. Книги в таблиці відсортовані за назвою автора</text:span></text:p>
            <text:p><text:span text:style-name="T1">5. Книги в таблиці відсортовані за назвою автора в зворотньому порядку</text:span></text:p>
            <text:p><text:span text:style-name="T1">6. Книги в таблиці відсортовані за назвою видавництва</text:span></text:p>
            <text:p><text:span text:style-name="T1">7. Книги в таблиці відсортовані за назвою видавництва в зворотньому порядку</text:span>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4">
          <table:table-cell office:value-type="string" calcext:value-type="string">
            <text:p>T_16</text:p>
          </table:table-cell>
          <table:table-cell office:value-type="string" calcext:value-type="string">
            <text:p>Видалити книгу з колекції</text:p>
          </table:table-cell>
          <table:table-cell office:value-type="string" calcext:value-type="string">
            <text:p>Користувач авторизований, в магазині доступно 8 книг, в колекцію користувача додана 6 книг</text:p>
          </table:table-cell>
          <table:table-cell office:value-type="string" calcext:value-type="string">
            <text:p><text:span text:style-name="T1">1. Відкрити профіль користувача </text:span><text:span text:style-name="T1"><text:a xlink:href="https://demoqa.com/profile" xlink:type="simple">https://demoqa.com/profile</text:a></text:span></text:p>
            <text:p><text:span text:style-name="T1">2. Натиснути на символ видалення в рядку книги</text:span></text:p>
            <text:p><text:span text:style-name="T1">3. Скасувати видалення натиснувши "Cancel"</text:span></text:p>
            <text:p><text:span text:style-name="T1">4. Натиснути на символ видалення в рядку книги</text:span></text:p>
            <text:p><text:span text:style-name="T1">5. Підтвердити видалення, натиснувши "Ок"</text:span></text:p>
            <text:p><text:span text:style-name="T1">6. Натиснути "Ок"</text:span></text:p>
          </table:table-cell>
          <table:table-cell office:value-type="string" calcext:value-type="string">
            <text:p><text:span text:style-name="T1">1. Сторінка завантажена, всі додані книги користувача відображені в таблиці.</text:span></text:p>
            <text:p><text:span text:style-name="T1">2. Відкрилося модальне вікно для підтвердження видалення</text:span></text:p>
            <text:p><text:span text:style-name="T1">3. Вікно закрилося. Книга з списку не видалена</text:span></text:p>
            <text:p><text:span text:style-name="T1">4. Відкрилося модальне вікно для підтвердження видалення</text:span></text:p>
            <text:p><text:span text:style-name="T1">5. Вікно закрилося. Відкрилося повідомлення що підтверджує видаленя. Книга з списку не видалена</text:span></text:p>
            <text:p><text:span text:style-name="T1">6. Книга видалена зі списку</text:span>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1">
          <table:table-cell office:value-type="string" calcext:value-type="string">
            <text:p>T_17</text:p>
          </table:table-cell>
          <table:table-cell office:value-type="string" calcext:value-type="string">
            <text:p>Видалити всі книги з колекції</text:p>
          </table:table-cell>
          <table:table-cell office:value-type="string" calcext:value-type="string">
            <text:p>Користувач авторизований, в магазині доступно 8 книг, в колекцію користувача додано 5 книг</text:p>
          </table:table-cell>
          <table:table-cell office:value-type="string" calcext:value-type="string">
            <text:p><text:span text:style-name="T1">1. Відкрити профіль користувача </text:span><text:span text:style-name="T1"><text:a xlink:href="https://demoqa.com/profile" xlink:type="simple">https://demoqa.com/profile</text:a></text:span></text:p>
            <text:p><text:span text:style-name="T1">2. Натиснути на кнопку "Remove All Books"</text:span></text:p>
            <text:p><text:span text:style-name="T1">3. Скасувати видалення натиснувши "Cancel"</text:span></text:p>
            <text:p><text:span text:style-name="T1">4. Натиснути на кнопку "Remove All Books"</text:span></text:p>
            <text:p><text:span text:style-name="T1">5. Підтвердити видалення, натиснувши "Ок"</text:span></text:p>
            <text:p><text:span text:style-name="T1">6. Натиснути "Ок"</text:span></text:p>
          </table:table-cell>
          <table:table-cell office:value-type="string" calcext:value-type="string">
            <text:p><text:span text:style-name="T1">1. Сторінка завантажена, всі додані книги користувача відображені в таблиці.</text:span></text:p>
            <text:p><text:span text:style-name="T1">2. Відкрилося модальне вікно для підтвердження видалення</text:span></text:p>
            <text:p><text:span text:style-name="T1">3. Вікно закрилося. Книги з списку не видалені</text:span></text:p>
            <text:p><text:span text:style-name="T1">4. Відкрилося модальне вікно для підтвердження видалення</text:span></text:p>
            <text:p><text:span text:style-name="T1">5. Вікно закрилося. Відкрилося повідомлення що підтверджує видаленя. Книги з списку не видалені</text:span></text:p>
            <text:p><text:span text:style-name="T1">6. Всі книги видалені зі списку</text:span>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8">
          <table:table-cell office:value-type="string" calcext:value-type="string">
            <text:p>T_18</text:p>
          </table:table-cell>
          <table:table-cell office:value-type="string" calcext:value-type="string">
            <text:p>Повернення до магазину з сторінки профілю користувача</text:p>
          </table:table-cell>
          <table:table-cell office:value-type="string" calcext:value-type="string">
            <text:p>Користувач авторизований</text:p>
          </table:table-cell>
          <table:table-cell office:value-type="string" calcext:value-type="string">
            <text:p><text:span text:style-name="T1">1. Відкрити профіль користувача </text:span><text:span text:style-name="T1"><text:a xlink:href="https://demoqa.com/profile" xlink:type="simple">https://demoqa.com/profile</text:a></text:span></text:p>
            <text:p><text:span text:style-name="T1">2. Натиснути на кнопку "Go To Book Store"</text:span></text:p>
          </table:table-cell>
          <table:table-cell office:value-type="string" calcext:value-type="string">
            <text:p><text:span text:style-name="T1">1. Сторінка завантажена, всі додані книги користувача відображені в таблиці.</text:span></text:p>
            <text:p><text:span text:style-name="T1">2. Сторінка магазину з книгами завантажена, всі доступні книги відображені в таблиці.</text:span>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5">
          <table:table-cell office:value-type="string" calcext:value-type="string">
            <text:p>T_19</text:p>
          </table:table-cell>
          <table:table-cell office:value-type="string" calcext:value-type="string">
            <text:p>Видалення акаунта</text:p>
          </table:table-cell>
          <table:table-cell office:value-type="string" calcext:value-type="string">
            <text:p>Користувач авторизований</text:p>
          </table:table-cell>
          <table:table-cell office:value-type="string" calcext:value-type="string">
            <text:p><text:span text:style-name="T1">1. Відкрити профіль користувача </text:span><text:span text:style-name="T1"><text:a xlink:href="https://demoqa.com/profile" xlink:type="simple">https://demoqa.com/profile</text:a></text:span></text:p>
            <text:p><text:span text:style-name="T1">2. Натиснути на кнопку "Delete Account"</text:span></text:p>
            <text:p><text:span text:style-name="T1">3. Скасувати видалення натиснувши "Cancel"</text:span></text:p>
            <text:p><text:span text:style-name="T1">4. Натиснути на кнопку "Delete Account"</text:span></text:p>
            <text:p><text:span text:style-name="T1">5. Підтвердити видалення, натиснувши "Ок"</text:span></text:p>
            <text:p><text:span text:style-name="T1">6. Натиснути "Ок"</text:span></text:p>
            <text:p><text:span text:style-name="T1">7. Відкрити сторінку авторизації </text:span><text:span text:style-name="T1"><text:a xlink:href="https://demoqa.com/login" xlink:type="simple">https://demoqa.com/login</text:a></text:span></text:p>
            <text:p><text:span text:style-name="T1">8. Ввести дані щойно видаленого користувача і спробувати авторизуватися</text:span></text:p>
          </table:table-cell>
          <table:table-cell office:value-type="string" calcext:value-type="string">
            <text:p><text:span text:style-name="T1">1. Сторінка завантажена, всі додані книги користувача відображені в таблиці.</text:span></text:p>
            <text:p><text:span text:style-name="T1">2. Відкрилося модальне вікно для підтвердження видалення</text:span></text:p>
            <text:p><text:span text:style-name="T1">3. Вікно закрилося.</text:span></text:p>
            <text:p><text:span text:style-name="T1">4. Відкрилося модальне вікно для підтвердження видалення</text:span></text:p>
            <text:p><text:span text:style-name="T1">5. Вікно закрилося. Відкрилося повідомлення що підтверджує видаленя</text:span></text:p>
            <text:p><text:span text:style-name="T1">6. Акаунт успішно видалений</text:span></text:p>
            <text:p><text:span text:style-name="T1">7. Сторінка завантажена, присутні поля для авторизації</text:span></text:p>
            <text:p><text:span text:style-name="T1">8. Не можливо авторизуватися так як користувач видалений</text:span>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T_20</text:p>
          </table:table-cell>
          <table:table-cell table:style-name="ce11" office:value-type="string" calcext:value-type="string">
            <text:p>Профіль користувача для неавторизованого користувача</text:p>
          </table:table-cell>
          <table:table-cell table:style-name="Default"/>
          <table:table-cell office:value-type="string" calcext:value-type="string">
            <text:p><text:span text:style-name="T1">1. Відкрити профіль користувача </text:span><text:span text:style-name="T1"><text:a xlink:href="https://demoqa.com/profile" xlink:type="simple">https://demoqa.com/profile</text:a></text:span></text:p>
          </table:table-cell>
          <table:table-cell table:style-name="ce11" office:value-type="string" calcext:value-type="string">
            <text:p>1. На сторінці інформація про те що користувач не авторизований, і посилання на сторінки авторизації та реєстрації</text:p>
          </table:table-cell>
          <table:table-cell table:style-name="Default"/>
          <table:table-cell office:value-type="string" calcext:value-type="string">
            <text:p>N/A</text:p>
          </table:table-cell>
        </table:table-row>
        <table:table-row table:style-name="ro9">
          <table:table-cell office:value-type="string" calcext:value-type="string">
            <text:p>T_21</text:p>
          </table:table-cell>
          <table:table-cell table:style-name="ce11" office:value-type="string" calcext:value-type="string">
            <text:p>Магазин книг для неавторизованого користувача</text:p>
          </table:table-cell>
          <table:table-cell table:style-name="Default"/>
          <table:table-cell office:value-type="string" calcext:value-type="string">
            <text:p>1. Відкрити магазин з книгами <text:a xlink:href="https://demoqa.com/books" xlink:type="simple">https://demoqa.com/books</text:a></text:p>
            <text:p><text:span text:style-name="T1">2. Натиснути на заголовок книги яка перша в списку</text:span></text:p>
            <text:p/>
          </table:table-cell>
          <table:table-cell office:value-type="string" calcext:value-type="string">
            <text:p>1. Магазин книг доступний для неавторизованого користувача. Присутня кнопка для переходу для авторизації.</text:p>
            <text:p><text:span text:style-name="T1">2. Сторінка книги відкрилася. Присутня кнопка для переходу для авторизації. Відсутня кнопка додавання в колекці.</text:span></text:p>
          </table:table-cell>
          <table:table-cell table:style-name="Default"/>
          <table:table-cell office:value-type="string" calcext:value-type="string">
            <text:p>N/A</text:p>
          </table:table-cell>
        </table:table-row>
      </table:table>
      <table:table table:name="coverage_matrix" table:style-name="ta1">
        <table:table-column table:style-name="co1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12" table:default-cell-style-name="Default"/>
        <table:table-column table:style-name="co11" table:number-columns-repeated="10" table:default-cell-style-name="Default"/>
        <table:table-row table:style-name="ro1">
          <table:table-cell table:number-columns-spanned="2" table:number-rows-spanned="2"/>
          <table:covered-table-cell/>
          <table:table-cell table:style-name="ce14" office:value-type="string" calcext:value-type="string" table:number-columns-spanned="21" table:number-rows-spanned="1">
            <text:p>тест кейси</text:p>
          </table:table-cell>
          <table:covered-table-cell table:number-columns-repeated="20"/>
        </table:table-row>
        <table:table-row table:style-name="ro1">
          <table:covered-table-cell table:number-columns-repeated="2"/>
          <table:table-cell office:value-type="string" calcext:value-type="string">
            <text:p>T_01</text:p>
          </table:table-cell>
          <table:table-cell office:value-type="string" calcext:value-type="string">
            <text:p>T_02</text:p>
          </table:table-cell>
          <table:table-cell office:value-type="string" calcext:value-type="string">
            <text:p>T_03</text:p>
          </table:table-cell>
          <table:table-cell office:value-type="string" calcext:value-type="string">
            <text:p>T_04</text:p>
          </table:table-cell>
          <table:table-cell office:value-type="string" calcext:value-type="string">
            <text:p>T_05</text:p>
          </table:table-cell>
          <table:table-cell office:value-type="string" calcext:value-type="string">
            <text:p>T_06</text:p>
          </table:table-cell>
          <table:table-cell office:value-type="string" calcext:value-type="string">
            <text:p>T_07</text:p>
          </table:table-cell>
          <table:table-cell office:value-type="string" calcext:value-type="string">
            <text:p>T_08</text:p>
          </table:table-cell>
          <table:table-cell office:value-type="string" calcext:value-type="string">
            <text:p>T_09</text:p>
          </table:table-cell>
          <table:table-cell office:value-type="string" calcext:value-type="string">
            <text:p>T_10</text:p>
          </table:table-cell>
          <table:table-cell office:value-type="string" calcext:value-type="string">
            <text:p>T_11</text:p>
          </table:table-cell>
          <table:table-cell office:value-type="string" calcext:value-type="string">
            <text:p>T_12</text:p>
          </table:table-cell>
          <table:table-cell office:value-type="string" calcext:value-type="string">
            <text:p>T_13</text:p>
          </table:table-cell>
          <table:table-cell office:value-type="string" calcext:value-type="string">
            <text:p>T_14</text:p>
          </table:table-cell>
          <table:table-cell office:value-type="string" calcext:value-type="string">
            <text:p>T_15</text:p>
          </table:table-cell>
          <table:table-cell office:value-type="string" calcext:value-type="string">
            <text:p>T_16</text:p>
          </table:table-cell>
          <table:table-cell office:value-type="string" calcext:value-type="string">
            <text:p>T_17</text:p>
          </table:table-cell>
          <table:table-cell office:value-type="string" calcext:value-type="string">
            <text:p>T_18</text:p>
          </table:table-cell>
          <table:table-cell office:value-type="string" calcext:value-type="string">
            <text:p>T_19</text:p>
          </table:table-cell>
          <table:table-cell office:value-type="string" calcext:value-type="string">
            <text:p>T_20</text:p>
          </table:table-cell>
          <table:table-cell office:value-type="string" calcext:value-type="string">
            <text:p>T_21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17">
            <text:p>Вимоги</text:p>
          </table:table-cell>
          <table:table-cell office:value-type="string" calcext:value-type="string">
            <text:p>Перевірка логотипу</text:p>
          </table:table-cell>
          <table:table-cell office:value-type="string" calcext:value-type="string">
            <text:p>+</text:p>
          </table:table-cell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Реєстрація користувача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Авторизація користувача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14"/>
        </table:table-row>
        <table:table-row table:style-name="ro1">
          <table:covered-table-cell/>
          <table:table-cell office:value-type="string" calcext:value-type="string">
            <text:p>Доступ користувача до магазину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Пошук в магазині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Пагинація в магазині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Сортування в магазині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Доступ до сторінки книги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Додавання книги в колекцію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Доступ користувача до свого профілю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Пошук в своїй колекції</text:p>
          </table:table-cell>
          <table:table-cell table:number-columns-repeated="13"/>
          <table:table-cell office:value-type="string" calcext:value-type="string">
            <text:p>+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Пагинація в своїй колекції</text:p>
          </table:table-cell>
          <table:table-cell table:number-columns-repeated="12"/>
          <table:table-cell office:value-type="string" calcext:value-type="string">
            <text:p>+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Сортування в своїй колекції</text:p>
          </table:table-cell>
          <table:table-cell table:number-columns-repeated="14"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Видалення книги з колекції</text:p>
          </table:table-cell>
          <table:table-cell table:number-columns-repeated="15"/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Видалення всіх книг з колекції</text:p>
          </table:table-cell>
          <table:table-cell table:number-columns-repeated="16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Видалення свого акаунту</text:p>
          </table:table-cell>
          <table:table-cell table:number-columns-repeated="18"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Доступ до магазину неавторизованого користувача</text:p>
          </table:table-cell>
          <table:table-cell table:number-columns-repeated="19"/>
          <table:table-cell table:number-columns-repeated="2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14:41:55.558000000</meta:creation-date>
    <meta:generator>LibreOffice/7.5.2.2$Windows_X86_64 LibreOffice_project/53bb9681a964705cf672590721dbc85eb4d0c3a2</meta:generator>
    <dc:date>2023-04-17T15:49:20.529000000</dc:date>
    <meta:editing-duration>PT1H7M23S</meta:editing-duration>
    <meta:editing-cycles>3</meta:editing-cycles>
    <meta:document-statistic meta:table-count="3" meta:cell-count="280" meta:object-count="0"/>
  </office:meta>
</office:document-meta>
</file>